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215in" table:align="left" style:writing-mode="lr-tb"/>
    </style:style>
    <style:style style:name="Table1.A" style:family="table-column">
      <style:table-column-properties style:column-width="2.0569in"/>
    </style:style>
    <style:style style:name="Table1.B" style:family="table-column">
      <style:table-column-properties style:column-width="2.1319in"/>
    </style:style>
    <style:style style:name="Table1.C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text-properties fo:font-weight="normal" style:font-weight-asian="normal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officeooo:paragraph-rsid="0025d4d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2">
      <style:text-properties style:font-name="Calibri" fo:font-size="11pt" fo:font-weight="normal" style:font-name-asian="Times New Roman" style:font-size-asian="11pt" style:font-weight-asian="normal" style:font-name-complex="Calibri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1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1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officeooo:rsid="00246e4f" officeooo:paragraph-rsid="00246e4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fo:font-weight="bold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fo:font-weight="bold" officeooo:rsid="001f2eaa" officeooo:paragraph-rsid="001f2eaa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style:font-name="Arial1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Arial1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9a333" officeooo:paragraph-rsid="0029a333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b4b2f" officeooo:paragraph-rsid="002b4b2f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b4b2f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316cc1" officeooo:paragraph-rsid="00316cc1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321756" officeooo:paragraph-rsid="0032175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1" fo:font-size="12pt" officeooo:rsid="002c56a6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pt" style:font-name-asian="Times New Roman" style:font-size-asian="1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fo:color="#222222" loext:opacity="100%" style:font-name="Arial1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in" style:contextual-spacing="false" fo:line-height="150%" fo:hyphenation-ladder-count="no-limit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1" fo:font-size="12pt" officeooo:rsid="0020ca5f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.4925in" fo:margin-right="0in" fo:margin-top="0in" fo:margin-bottom="0in" style:contextual-spacing="false" fo:line-height="150%" fo:hyphenation-ladder-count="no-limit" fo:text-indent="-0.2445in" style:auto-text-indent="false"/>
      <style:text-properties fo:color="#ff0000" loext:opacity="100%" style:font-name="Arial1" fo:font-size="10pt" fo:font-weight="bold" style:font-name-asian="Times New Roman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style="normal" officeooo:rsid="0025d4d5" officeooo:paragraph-rsid="0025d4d5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5d4d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1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Heading_20_1">
      <style:paragraph-properties fo:text-align="justify" style:justify-single-word="false" fo:hyphenation-ladder-count="no-limit"/>
      <style:text-properties style:font-name="Arial1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Heading_20_1">
      <style:text-properties style:font-name="Arial1" fo:font-size="12pt" style:font-size-asian="12pt" style:font-name-complex="Arial1" style:font-size-complex="12pt"/>
    </style:style>
    <style:style style:name="P46" style:family="paragraph" style:parent-style-name="Heading_20_1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Heading_20_2">
      <style:paragraph-properties fo:text-align="justify" style:justify-single-word="false" fo:hyphenation-ladder-count="no-limit"/>
      <style:text-properties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1" fo:font-size="12pt" fo:font-weight="bold" style:font-name-asian="Times New Roman" style:font-size-asian="12pt" style:font-weight-asian="bold" style:font-name-complex="Arial1" style:font-size-complex="12pt"/>
    </style:style>
    <style:style style:name="T3" style:family="text">
      <style:text-properties style:font-name="Arial1" fo:font-size="12pt" fo:font-style="italic" fo:font-weight="bold" style:font-size-asian="12pt" style:font-style-asian="italic" style:font-weight-asian="bold" style:font-name-complex="Arial1" style:font-size-complex="12pt"/>
    </style:style>
    <style:style style:name="T4" style:family="text">
      <style:text-properties style:font-name="Arial1" fo:font-size="12pt" fo:font-style="italic" style:font-size-asian="12pt" style:font-style-asian="italic" style:font-name-complex="Arial1" style:font-size-complex="12pt"/>
    </style:style>
    <style:style style:name="T5" style:family="text">
      <style:text-properties style:font-name="Arial1" fo:font-size="12pt" fo:font-style="italic" style:font-size-asian="12pt" style:font-style-asian="italic" style:font-name-complex="Arial1" style:font-size-complex="12pt" style:font-style-complex="italic"/>
    </style:style>
    <style:style style:name="T6" style:family="text">
      <style:text-properties style:font-name="Arial1" fo:font-size="12pt" style:font-size-asian="12pt" style:font-name-complex="Arial1" style:font-size-complex="12pt"/>
    </style:style>
    <style:style style:name="T7" style:family="text">
      <style:text-properties style:font-name="Arial1" fo:font-size="12pt" style:font-size-asian="12pt" style:font-name-complex="Arial1" style:font-size-complex="12pt" style:font-style-complex="italic"/>
    </style:style>
    <style:style style:name="T8" style:family="text">
      <style:text-properties style:font-name="Arial1" fo:font-size="12pt" style:font-name-asian="Times New Roman" style:font-size-asian="12pt" style:font-name-complex="Arial1" style:font-size-complex="12pt"/>
    </style:style>
    <style:style style:name="T9" style:family="text">
      <style:text-properties style:font-name="Arial1" fo:font-size="12pt" officeooo:rsid="004954a1" style:font-name-asian="Times New Roman" style:font-size-asian="12pt" style:font-name-complex="Arial1" style:font-size-complex="12pt"/>
    </style:style>
    <style:style style:name="T10" style:family="text">
      <style:text-properties style:font-name-complex="Arial1"/>
    </style:style>
    <style:style style:name="T11" style:family="text">
      <style:text-properties officeooo:rsid="00246e4f" style:font-name-complex="Arial1"/>
    </style:style>
    <style:style style:name="T12" style:family="text">
      <style:text-properties officeooo:rsid="002555fd" style:font-name-complex="Arial1"/>
    </style:style>
    <style:style style:name="T13" style:family="text">
      <style:text-properties fo:color="#222222" loext:opacity="100%" style:font-name="Arial1" fo:font-size="12pt" fo:background-color="#ffffff" loext:char-shading-value="0" style:font-size-asian="12pt" style:font-name-complex="Arial1" style:font-size-complex="12pt"/>
    </style:style>
    <style:style style:name="T14" style:family="text">
      <style:text-properties fo:color="#222222" loext:opacity="100%" style:font-name="Arial1" fo:font-size="12pt" fo:font-style="italic" fo:background-color="#ffffff" loext:char-shading-value="0" style:font-size-asian="12pt" style:font-style-asian="italic" style:font-name-complex="Arial1" style:font-size-complex="12pt" style:font-style-complex="italic"/>
    </style:style>
    <style:style style:name="T15" style:family="text">
      <style:text-properties fo:color="#222222" loext:opacity="100%" fo:font-weight="normal" fo:background-color="#ffffff" loext:char-shading-value="0" style:font-weight-asian="normal" style:font-name-complex="Arial1" style:font-weight-complex="normal"/>
    </style:style>
    <style:style style:name="T16" style:family="text">
      <style:text-properties fo:color="#222222" loext:opacity="100%" fo:font-weight="normal" officeooo:rsid="003a3a44" fo:background-color="#ffffff" loext:char-shading-value="0" style:font-weight-asian="normal" style:font-name-complex="Arial1" style:font-weight-complex="normal"/>
    </style:style>
    <style:style style:name="T17" style:family="text">
      <style:text-properties fo:color="#222222" loext:opacity="100%" fo:font-weight="normal" officeooo:rsid="00246e4f" fo:background-color="#ffffff" loext:char-shading-value="0" style:font-weight-asian="normal" style:font-name-complex="Arial1" style:font-weight-complex="normal"/>
    </style:style>
    <style:style style:name="T18" style:family="text">
      <style:text-properties fo:color="#222222" loext:opacity="100%" fo:font-weight="normal" officeooo:rsid="0025d4d5" fo:background-color="#ffffff" loext:char-shading-value="0" style:font-weight-asian="normal" style:font-name-complex="Arial1" style:font-weight-complex="normal"/>
    </style:style>
    <style:style style:name="T19" style:family="text">
      <style:text-properties fo:color="#222222" loext:opacity="100%" fo:font-weight="normal" officeooo:rsid="00261bf8" fo:background-color="#ffffff" loext:char-shading-value="0" style:font-weight-asian="normal" style:font-name-complex="Arial1" style:font-weight-complex="normal"/>
    </style:style>
    <style:style style:name="T20" style:family="text">
      <style:text-properties fo:color="#222222" loext:opacity="100%" fo:font-weight="normal" officeooo:rsid="003e5544" fo:background-color="#ffffff" loext:char-shading-value="0" style:font-weight-asian="normal" style:font-name-complex="Arial1" style:font-weight-complex="normal"/>
    </style:style>
    <style:style style:name="T21" style:family="text">
      <style:text-properties fo:color="#222222" loext:opacity="100%" style:font-name="Arial" fo:font-size="12pt" fo:font-style="normal" fo:font-weight="normal" officeooo:rsid="00246e4f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color="#222222" loext:opacity="100%" style:font-name="Arial" fo:font-size="12pt" fo:font-style="normal" fo:font-weight="normal" officeooo:rsid="0025d4d5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officeooo:rsid="00246e4f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46e4f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d1376" style:font-weight-asian="normal" style:font-weight-complex="normal"/>
    </style:style>
    <style:style style:name="T30" style:family="text">
      <style:text-properties fo:font-weight="normal" officeooo:rsid="002feea1" style:font-weight-asian="normal" style:font-weight-complex="normal"/>
    </style:style>
    <style:style style:name="T31" style:family="text">
      <style:text-properties fo:font-weight="normal" style:font-weight-asian="normal" style:font-name-complex="Arial1" style:font-weight-complex="normal"/>
    </style:style>
    <style:style style:name="T32" style:family="text">
      <style:text-properties officeooo:rsid="002c56a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ONTIFÍCIA UNIVERSIDADE CATÓLICA DE MINAS GERAIS<text:line-break/>NÚCLEO DE EDUCAÇÃO A DISTÂNCIA</text:p>
      <text:p text:style-name="P7"><text:span text:style-name="T1">Pós-graduação </text:span><text:span text:style-name="T3">Lato Sensu</text:span><text:span text:style-name="T1"> em Inteligência Artificial e Aprendizado de Máquina</text:span></text:p>
      <text:p text:style-name="P15"/>
      <text:p text:style-name="P15"/>
      <text:p text:style-name="P30"/>
      <text:p text:style-name="P30"/>
      <text:p text:style-name="P30"/>
      <text:p text:style-name="P15"/>
      <text:p text:style-name="P15"/>
      <text:p text:style-name="P16">Marcelo Soares Souza</text:p>
      <text:p text:style-name="P15"/>
      <text:p text:style-name="P30"/>
      <text:p text:style-name="P30"/>
      <text:p text:style-name="P30"/>
      <text:p text:style-name="P30"/>
      <text:p text:style-name="P31">Utilizando Machine Learning para a identificação da Qualidade do Sono</text:p>
      <text:p text:style-name="P3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Belo Horizonte</text:p>
      <text:p text:style-name="P37">Julho de 2023</text:p>
      <text:p text:style-name="P32">Marcelo Soares Souza</text:p>
      <text:p text:style-name="P30"/>
      <text:p text:style-name="P30"/>
      <text:p text:style-name="P30"/>
      <text:p text:style-name="P30"/>
      <text:p text:style-name="P30"/>
      <text:p text:style-name="P30">Utilizando Machine Learning para a identificação da Qualidade do Sono </text:p>
      <text:p text:style-name="P30"/>
      <text:p text:style-name="P35"/>
      <text:p text:style-name="P35"/>
      <text:p text:style-name="P35"/>
      <text:p text:style-name="P35"/>
      <text:p text:style-name="P5"><text:span text:style-name="T13">Trabalho de Conclusão de Curso apresentado ao Curso de Especialização em Inteligência Artificial e Aprendizado de Máquina, como requisito parcial à obtenção do título de </text:span><text:span text:style-name="T14">Especialista</text:span><text:span text:style-name="T13">.</text:span></text:p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Belo Horizonte</text:p>
      <text:p text:style-name="P37">Julho de 2023</text:p>
      <text:p text:style-name="P17">SUMÁRIO</text:p>
      <text:p text:style-name="P19"/>
      <text:p text:style-name="P19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16834348" text:style-name="Index_20_Link" text:visited-style-name="Index_20_Link"><text:span text:style-name="T27">1. Introdução<text:tab/>4</text:span></text:a></text:p>
          <text:p text:style-name="Contents_20_2"><text:a xlink:type="simple" xlink:href="#__RefHeading___Toc116834349" text:style-name="Index_20_Link" text:visited-style-name="Index_20_Link"><text:span text:style-name="T10">2. Descrição do Problema e da Solução Proposta</text:span><text:tab/>4</text:a></text:p>
          <text:p text:style-name="Contents_20_1"><text:a xlink:type="simple" xlink:href="#__RefHeading___Toc116834350" text:style-name="Index_20_Link" text:visited-style-name="Index_20_Link">3. Coleta de Dados<text:tab/>4</text:a></text:p>
          <text:p text:style-name="Contents_20_1"><text:a xlink:type="simple" xlink:href="#__RefHeading___Toc116834351" text:style-name="Index_20_Link" text:visited-style-name="Index_20_Link">4. Processamento/Tratamento de Dados<text:tab/>4</text:a></text:p>
          <text:p text:style-name="Contents_20_1"><text:a xlink:type="simple" xlink:href="#__RefHeading___Toc116834352" text:style-name="Index_20_Link" text:visited-style-name="Index_20_Link">5. Análise e Exploração dos Dados<text:tab/>5</text:a></text:p>
          <text:p text:style-name="Contents_20_1"><text:a xlink:type="simple" xlink:href="#__RefHeading___Toc116834353" text:style-name="Index_20_Link" text:visited-style-name="Index_20_Link">6. Preparação dos Dados para os Modelos de Aprendizado de Máquina<text:tab/>5</text:a></text:p>
          <text:p text:style-name="Contents_20_1"><text:a xlink:type="simple" xlink:href="#__RefHeading___Toc116834354" text:style-name="Index_20_Link" text:visited-style-name="Index_20_Link">7. Aplicação de Modelos de Aprendizado de Máquina<text:tab/>5</text:a></text:p>
          <text:p text:style-name="Contents_20_1"><text:a xlink:type="simple" xlink:href="#__RefHeading___Toc116834355" text:style-name="Index_20_Link" text:visited-style-name="Index_20_Link">8. Discussão dos Resultados<text:tab/>6</text:a></text:p>
          <text:p text:style-name="Contents_20_1"><text:a xlink:type="simple" xlink:href="#__RefHeading___Toc116834356" text:style-name="Index_20_Link" text:visited-style-name="Index_20_Link">9. Conclusão<text:tab/>6</text:a></text:p>
          <text:p text:style-name="Contents_20_1"><text:a xlink:type="simple" xlink:href="#__RefHeading___Toc116834357" text:style-name="Index_20_Link" text:visited-style-name="Index_20_Link">10. Links<text:tab/>6</text:a></text:p>
          <text:p text:style-name="Contents_20_1"><text:a xlink:type="simple" xlink:href="#__RefHeading___Toc116834358" text:style-name="Index_20_Link" text:visited-style-name="Index_20_Link">11. Referências<text:tab/>6</text:a></text:p>
        </text:index-body>
      </text:table-of-content>
      <text:p text:style-name="P8"/>
      <text:p text:style-name="P19"/>
      <text:p text:style-name="P38"/>
      <text:h text:style-name="P43" text:outline-level="1"><text:bookmark-start text:name="__RefHeading___Toc116834348"/>1. Introdução<text:bookmark-end text:name="__RefHeading___Toc116834348"/></text:h>
      <text:p text:style-name="P39"><text:span text:style-name="T11">O </text:span><text:span text:style-name="T10">estudo e o entend</text:span><text:span text:style-name="T31">imento, <text:s/>da q</text:span><text:span text:style-name="T15">ualidade sono e a identificação de disturbios </text:span><text:span text:style-name="T16">do sono </text:span><text:span text:style-name="T15">através de caracteristicas pessoais se torna bastante importante para a qualidade de vida do indivíduo. A possibilidade de termos um sistema que ajude às pessoas, e especialistas, a rapidamente classificar um </text:span><text:span text:style-name="T20">indivíduo </text:span><text:span text:style-name="T15">dentro de um grupo de categorização pode levar a um melhor diagnostico e por fim uma melhor qualidade de vida.</text:span></text:p>
      <text:p text:style-name="P39"><text:span text:style-name="T15">Partindo de uma base de dados contendo variáveis indepedentes e classificadas que juntas podem apontar para uma melhor classificação de disturbio do sono de novos dados é </text:span><text:span text:style-name="T17">uma tarefa </text:span><text:span text:style-name="T15">típica do aprendizado supervisionado </text:span><text:span text:style-name="T17">(</text:span><text:span text:style-name="T15">Geron, </text:span><text:span text:style-name="T17">2019).</text:span></text:p>
      <text:p text:style-name="P6"><text:span text:style-name="T21">U</text:span><text:span text:style-name="T22">tilizando modelos, que são simplesmente</text:span><text:span text:style-name="T15"> especificaçõe</text:span><text:span text:style-name="T18">s</text:span><text:span text:style-name="T15"> de uma relação matemática existente entre variáveis diferentes </text:span><text:span text:style-name="T18">(Grus, 2016)</text:span><text:span text:style-name="T15">, </text:span><text:span text:style-name="T18">podemos </text:span><text:span text:style-name="T19">criar um novo modelo para a classificação de um indivíduo em determinada categoria de disturbio de sono.</text:span></text:p>
      <text:p text:style-name="P12"><text:s/></text:p>
      <text:p text:style-name="P20"/>
      <text:h text:style-name="P47" text:outline-level="2"><text:bookmark-start text:name="__RefHeading___Toc116834349"/>2. Descrição do Problema e da Solução Proposta<text:bookmark-end text:name="__RefHeading___Toc116834349"/></text:h>
      <text:p text:style-name="P40"><text:span text:style-name="T11">A utilização do Aprendizado de Máquina na tarefa de </text:span><text:span text:style-name="T10">identificação da </text:span><text:span text:style-name="T11">q</text:span><text:span text:style-name="T10">ualidade do </text:span><text:span text:style-name="T11">s</text:span><text:span text:style-name="T10">ono </text:span><text:span text:style-name="T11">se </text:span><text:span text:style-name="T12">torna interessante dado que </text:span><text:span text:style-name="T11">através da ánalise e classificação de dados, </text:span><text:span text:style-name="T12">já categorizados, e</text:span><text:span text:style-name="T11"> </text:span><text:span text:style-name="T12">que tem relação com </text:span><text:span text:style-name="T11">padrões </text:span><text:span text:style-name="T12">de estudos correlatos</text:span><text:span text:style-name="T11"> se encaixa</text:span><text:span text:style-name="T12">m</text:span><text:span text:style-name="T11"> </text:span><text:span text:style-name="T10">.</text:span></text:p>
      <text:p text:style-name="P40"><text:span text:style-name="T23">Dentro os algoritmos que iremos utilizar neste estudo temos </text:span>a <text:span text:style-name="T26">Regressão Logística</text:span><text:span text:style-name="T24"> “</text:span><text:span text:style-name="T25">que </text:span><text:span text:style-name="T24">é comumente utilizada para </text:span><text:span text:style-name="T25">a </text:span><text:span text:style-name="T24">classificação pois pode produzir um valor que corresponde à probabilidade de pertencer a uma determinada classe” </text:span><text:span text:style-name="T25">(</text:span><text:span text:style-name="T24">Geron, </text:span><text:span text:style-name="T25">2019).</text:span></text:p>
      <text:h text:style-name="P44" text:outline-level="1"/>
      <text:h text:style-name="P46" text:outline-level="1"><text:bookmark-start text:name="__RefHeading___Toc116834350"/>3. Coleta de Dados<text:bookmark-end text:name="__RefHeading___Toc116834350"/></text:h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<text:span text:style-name="T2">Nome do dataset: </text:span>Sleep Health and Lifestyle Dataset</text:p>
            <text:p text:style-name="P19">Descrição: <text:span text:style-name="T29">Esta base</text:span><text:span text:style-name="T28"> </text:span><text:span text:style-name="T29">traz um </text:span><text:span text:style-name="T28">conjunto de dados de estilo de vida e saúde do sono </text:span><text:span text:style-name="T29">e </text:span><text:span text:style-name="T28">compreende 400 linhas e 13 colunas, cobrindo uma ampla gama de variáveis relacionadas ao sono e aos hábitos diários </text:span><text:span text:style-name="T29">de um grupo de indívidos</text:span><text:span text:style-name="T28">. </text:span><text:span text:style-name="T30">Esta base i</text:span><text:span text:style-name="T28">nclui detalhes como sexo, idade, ocupação, duração do sono, qualidade do sono, nível de atividade física, níveis de estresse, categoria de IMC, pressão arterial, frequência cardíaca, passos diários e presença ou ausência de distúrbios do sono.</text:span> </text:p>
            <text:p text:style-name="P3"><text:soft-page-break/><text:span text:style-name="T2">Link: </text:span><text:span text:style-name="T8">https://www.kaggle.com/datasets/uom190346a/sleep-health-and-lifestyle-dataset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Nome do Atributo</text:p>
          </table:table-cell>
          <table:table-cell table:style-name="Table1.B2" office:value-type="string">
            <text:p text:style-name="P18">Descrição</text:p>
          </table:table-cell>
          <table:table-cell table:style-name="Table1.C2" office:value-type="string">
            <text:p text:style-name="P18">Tipo</text:p>
          </table:table-cell>
        </table:table-row>
        <table:table-row table:style-name="Table1.1">
          <table:table-cell table:style-name="Table1.A3" office:value-type="string">
            <text:p text:style-name="P23">Person ID</text:p>
          </table:table-cell>
          <table:table-cell table:style-name="Table1.B3" office:value-type="string">
            <text:p text:style-name="P21">Um identificador para cada indivíduo</text:p>
          </table:table-cell>
          <table:table-cell table:style-name="Table1.C3" office:value-type="string">
            <text:p text:style-name="P24"><text:span text:style-name="T32">Número (</text:span>Inteiro<text:span text:style-name="T32">)</text:span></text:p>
          </table:table-cell>
        </table:table-row>
        <table:table-row table:style-name="Table1.1">
          <table:table-cell table:style-name="Table1.A4" office:value-type="string">
            <text:p text:style-name="P21">Gender</text:p>
          </table:table-cell>
          <table:table-cell table:style-name="Table1.B4" office:value-type="string">
            <text:p text:style-name="P21">O gênero da pessoa (masculino/feminino)</text:p>
          </table:table-cell>
          <table:table-cell table:style-name="Table1.C4" office:value-type="string">
            <text:p text:style-name="P24">Texto</text:p>
          </table:table-cell>
        </table:table-row>
        <table:table-row table:style-name="Table1.1">
          <table:table-cell table:style-name="Table1.A5" office:value-type="string">
            <text:p text:style-name="P23">Age</text:p>
          </table:table-cell>
          <table:table-cell table:style-name="Table1.B5" office:value-type="string">
            <text:p text:style-name="P26">Idade da <text:s/>pessoa</text:p>
          </table:table-cell>
          <table:table-cell table:style-name="Table1.C5" office:value-type="string">
            <text:p text:style-name="P25"><text:span text:style-name="T32">Número (</text:span>Inteiro<text:span text:style-name="T32">)</text:span></text:p>
          </table:table-cell>
        </table:table-row>
        <table:table-row table:style-name="Table1.1">
          <table:table-cell table:style-name="Table1.A6" office:value-type="string">
            <text:p text:style-name="P23">Occupation</text:p>
          </table:table-cell>
          <table:table-cell table:style-name="Table1.B6" office:value-type="string">
            <text:p text:style-name="P26">Ocupação ou Profissão</text:p>
          </table:table-cell>
          <table:table-cell table:style-name="Table1.C6" office:value-type="string">
            <text:p text:style-name="P24">Texto</text:p>
          </table:table-cell>
        </table:table-row>
        <table:table-row table:style-name="Table1.1">
          <table:table-cell table:style-name="Table1.A6" office:value-type="string">
            <text:p text:style-name="P23">Sleep Duration (hours)</text:p>
          </table:table-cell>
          <table:table-cell table:style-name="Table1.B6" office:value-type="string">
            <text:p text:style-name="P27">Número de horas <text:s/>que a pessoa dorme por dia.</text:p>
          </table:table-cell>
          <table:table-cell table:style-name="Table1.C6" office:value-type="string">
            <text:p text:style-name="P25"><text:span text:style-name="T32">Número (</text:span>Real<text:span text:style-name="T32">)</text:span></text:p>
          </table:table-cell>
        </table:table-row>
        <table:table-row table:style-name="Table1.1">
          <table:table-cell table:style-name="Table1.A6" office:value-type="string">
            <text:p text:style-name="P23">Quality of Sleep (scale,1-10)</text:p>
          </table:table-cell>
          <table:table-cell table:style-name="Table1.B6" office:value-type="string">
            <text:p text:style-name="P21">Uma classificação subjetiva da qualidade do sono, variando de 1 a 10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6" office:value-type="string">
            <text:p text:style-name="P23">Physical Activity Level (minutes/day)</text:p>
          </table:table-cell>
          <table:table-cell table:style-name="Table1.B6" office:value-type="string">
            <text:p text:style-name="P21">O número de minutos que a pessoa se envolve em atividade física diariamente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6" office:value-type="string">
            <text:p text:style-name="P23">Stress Level (scale,1-10)</text:p>
          </table:table-cell>
          <table:table-cell table:style-name="Table1.B6" office:value-type="string">
            <text:p text:style-name="P21">Uma classificação subjetiva do nível de estresse experimentado pela pessoa, variando de 1 a 10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11" office:value-type="string">
            <text:p text:style-name="P23">BMI Category</text:p>
          </table:table-cell>
          <table:table-cell table:style-name="Table1.B11" office:value-type="string">
            <text:p text:style-name="P21">A categoria de IMC da pessoa (por exemplo, abaixo do peso, normal, acima do peso).</text:p>
          </table:table-cell>
          <table:table-cell table:style-name="Table1.C11" office:value-type="string">
            <text:p text:style-name="P28">Texto</text:p>
          </table:table-cell>
        </table:table-row>
        <table:table-row table:style-name="Table1.1">
          <table:table-cell table:style-name="Table1.A6" office:value-type="string">
            <text:p text:style-name="P23">Heart Rate (bpm)</text:p>
          </table:table-cell>
          <table:table-cell table:style-name="Table1.B6" office:value-type="string">
            <text:p text:style-name="P21">A frequência cardíaca em repouso da pessoa em batimentos por minuto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6" office:value-type="string">
            <text:p text:style-name="P23">Daily Steps</text:p>
          </table:table-cell>
          <table:table-cell table:style-name="Table1.B6" office:value-type="string">
            <text:p text:style-name="P21">O número de passos que a pessoa dá por dia.</text:p>
          </table:table-cell>
          <table:table-cell table:style-name="Table1.C6" office:value-type="string">
            <text:p text:style-name="P28">Número (Inteiro)</text:p>
          </table:table-cell>
        </table:table-row>
        <table:table-row table:style-name="Table1.1">
          <table:table-cell table:style-name="Table1.A14" office:value-type="string">
            <text:p text:style-name="P23">Sleep Disorder</text:p>
          </table:table-cell>
          <table:table-cell table:style-name="Table1.B14" office:value-type="string">
            <text:p text:style-name="P21">A presença ou ausência <text:soft-page-break/>de um distúrbio do sono na pessoa (Nenhum, Insônia, Apneia do Sono).</text:p>
          </table:table-cell>
          <table:table-cell table:style-name="Table1.C14" office:value-type="string">
            <text:p text:style-name="P28">Texto</text:p>
          </table:table-cell>
        </table:table-row>
      </table:table>
      <text:p text:style-name="P20"/>
      <text:h text:style-name="P46" text:outline-level="1"><text:bookmark-start text:name="__RefHeading___Toc116834351"/>4. Processamento/Tratamento de Dados<text:bookmark-end text:name="__RefHeading___Toc116834351"/></text:h>
      <text:p text:style-name="P3"><text:span text:style-name="T6">Nesta seção você deve registrar os métodos e ferramentas utilizados para o tratamento dos dados, bem como os algoritmos de Inteligência Artificial e Aprendizado de Máquina desenvolvidos/utilizados para esse fim. Cada procedimento realizado deve ser descrito, de forma que outra pessoa consiga reproduzir o que você fez (princípio da </text:span><text:span text:style-name="T5">replicabilidade</text:span><text:span text:style-name="T6">). Sempre justifique as decisões tomadas no desenvolvimento do seu trabalho. Sugere-se que partes dos códigos-fonte desenvolvidos sejam apresentadas como forma de mostrar o passo a passo desta etapa.</text:span></text:p>
      <text:p text:style-name="P11"/>
      <text:h text:style-name="Heading_20_1" text:outline-level="1"><text:bookmark-start text:name="__RefHeading___Toc116834352"/>5. Análise e Exploração dos Dados <text:bookmark-end text:name="__RefHeading___Toc116834352"/></text:h>
      <text:p text:style-name="P3"><text:span text:style-name="T6">Nessa etapa você começará a explorar seus dados de uma forma mais analítica, tentando elaborar ideias, levantar hipóteses e começando a identificar padrões em seus dados. Talvez você sinta a necessidade de voltar em passos anteriores, obter mais dados e tratá-los para conseguir responder ao problema proposto. Use e abuse de ferramentas estatísticas consistentes como testes de hipóteses, intervalos de confiança. Plote gráficos que te ajudem a obter insights interessantes: desde os mais simples até gráficos mais sofisticados como boxplots, mapas de calor, etc. Aqui o uso do Python e/ou R e suas poderosas bibliotecas gráficas (Matplotlib, Seaborn, ggPlot2, etc). </text:span><text:span text:style-name="T7">A</text:span><text:span text:style-name="T6">presente trechos de código com as devidas justificativas.</text:span></text:p>
      <text:p text:style-name="P13"/>
      <text:h text:style-name="Heading_20_1" text:outline-level="1"><text:bookmark-start text:name="__RefHeading___Toc116834353"/>6. Preparação dos Dados para os Modelos de Aprendizado de Máquina<text:bookmark-end text:name="__RefHeading___Toc116834353"/></text:h>
      <text:p text:style-name="P3"><text:span text:style-name="T6">Nesta etapa você deve descrever os tratamentos realizados especificamente para o(s) modelo(s) de Aprendizado de Máquina escolhido(s), como por exemplo a criação de atributos, o balanceamento da base de dados (</text:span><text:span text:style-name="T4">undersampling</text:span><text:span text:style-name="T6"> ou </text:span><text:span text:style-name="T4">oversampling</text:span><text:span text:style-name="T6">), divisão da base em treino, validação e teste, entre outros.</text:span></text:p>
      <text:h text:style-name="P45" text:outline-level="1"><text:soft-page-break/></text:h>
      <text:h text:style-name="Heading_20_1" text:outline-level="1"><text:bookmark-start text:name="__RefHeading___Toc116834354"/>7. Aplicação de Modelos de Aprendizado de Máquina<text:bookmark-end text:name="__RefHeading___Toc116834354"/></text:h>
      <text:p text:style-name="P9">Nesta seção você deve apresentar o(s) modelo(s) de Aprendizado de Máquina desenvolvido(s) no trabalho. Mostre partes do código-fonte para ilustrar a implementação de cada modelo. A escolha do(s) modelo(s) deve ser adequada e justificada ao problema proposto. Embora possa ser considerado o uso de ferramentas como Weka, Knime e Orange, por exemplo, encoraja-se a implementação com linguagens como Python ou R. Não é obrigatório, mas sugere-se testar mais de um tipo de algoritmo, para que resultados distintos possam ser comparados. Por exemplo, se o trabalho trata de uma classificação, modelos como Árvores de Decisão, Redes Neurais Artificiais e Support Vector Machine poderiam ser utilizados. Além disso, devem ser escolhidas e implementadas as métricas adequadas ao problema proposto, bem como os seus resultados apresentados.</text:p>
      <text:h text:style-name="Heading_20_1" text:outline-level="1"><text:bookmark-start text:name="__RefHeading___Toc116834355"/>8. Avaliação dos Modelos de Aprendizado de Máquina e Discussão dos Resultados<text:bookmark-end text:name="__RefHeading___Toc116834355"/></text:h>
      <text:p text:style-name="P10">Nesta seção você deve relatar os resultados alcançados ao final do trabalho. Mostre os resultados das métricas adotadas, seja através de gráficos, tabelas, dentre outros, que permitam a validação do seu trabalho.</text:p>
      <text:p text:style-name="P13"/>
      <text:h text:style-name="Heading_20_1" text:outline-level="1"><text:bookmark-start text:name="__RefHeading___Toc116834356"/>9. Conclusão<text:bookmark-end text:name="__RefHeading___Toc116834356"/></text:h>
      <text:p text:style-name="P10">Nesta seção você deve apresentar um fechamento para o trabalho. É importante apresentar um breve resumo do trabalho, resgatando o problema, como foi tratado e os resultados obtidos, bem como as limitações e perspectivas (trabalhos futuros). </text:p>
      <text:p text:style-name="P14"/>
      <text:h text:style-name="Heading_20_1" text:outline-level="1"><text:bookmark-start text:name="__RefHeading___Toc116834357"/>10. Links<text:bookmark-end text:name="__RefHeading___Toc116834357"/></text:h>
      <text:p text:style-name="P3"><text:span text:style-name="T9">Jupyter Notebook e Dataset: </text:span><text:span text:style-name="T8">https://github.com/marcelo-soares-souza/Trabalho-PUC-MG</text:span></text:p>
      <text:p text:style-name="P20"/>
      <text:h text:style-name="P46" text:outline-level="1"><text:bookmark-start text:name="__RefHeading___Toc116834358"/>11. Referências<text:bookmark-end text:name="__RefHeading___Toc116834358"/></text:h>
      <text:p text:style-name="P11">Mãos à Obra Aprendizado de Máquina com Scikit-Learn &amp; TensorFlow: Conceitos, Ferramentas e Técnicas Para a Construção de Sistemas Inteligentes / Aurélien Géron ; traduzido por Rafael Contatori. - Rio de Janeiro : Alta Books, 20</text:p>
      <text:p text:style-name="P4"><text:soft-page-break/><text:span text:style-name="T6">Data Science do Zero [ recurso eletrônico ] / Joel Grus; traduzido por Welington Nascimento. - Rio de Janeiro : Alta Books, 2016. </text:span></text:p>
      <text:p text:style-name="P3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oot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 fo:text-align="justify" style:justify-single-word="false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Arial1" fo:font-family="Arial" style:font-family-generic="swiss" style:font-pitch="variable" fo:font-size="11pt" fo:font-style="normal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Wingdings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" style:num-format="1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2" text:style-name="WW8Num20z0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3" text:style-name="WW8Num20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0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0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0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0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8</text:page-number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23-07-28T13:52:25.668698944</dc:date>
    <meta:print-date>2013-03-18T15:49:00</meta:print-date>
    <meta:editing-cycles>78</meta:editing-cycles>
    <meta:editing-duration>PT9H16M29S</meta:editing-duration>
    <meta:generator>LibreOffice/7.4.7.2$Linux_X86_64 LibreOffice_project/40$Build-2</meta:generator>
    <meta:document-statistic meta:table-count="1" meta:image-count="0" meta:object-count="0" meta:page-count="8" meta:paragraph-count="92" meta:word-count="1165" meta:character-count="7640" meta:non-whitespace-character-count="6557"/>
  </office:meta>
</office:document-meta>
</file>